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201000005480000047EDA9BB353.tif"/>
  <manifest:file-entry manifest:media-type="image/png" manifest:full-path="Pictures/100000000000024700000146CC3667B7.png"/>
  <manifest:file-entry manifest:media-type="image/png" manifest:full-path="Pictures/10000000000000200000002000309F1C.png"/>
  <manifest:file-entry manifest:media-type="image/tiff" manifest:full-path="Pictures/10000201000004E5000002C342D8A75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8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99ccff" draw:secondary-fill-color="#99ccff" draw:fill-gradient-name="Gradient_20_8" draw:gradient-step-count="0" draw:fill-hatch-name="Hatch_20_1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yled_20_Object_20_with_20_arrow">
      <style:graphic-properties draw:textarea-vertical-align="middle" draw:auto-grow-height="false" fo:min-height="0cm" fo:min-width="0cm"/>
    </style:style>
    <style:style style:name="gr6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525cm" svg:height="8.101cm" svg:x="23.86cm" svg:y="3.54cm">
          <draw:image xlink:href="Pictures/10000201000005480000047EDA9BB353.tif" xlink:type="simple" xlink:show="embed" xlink:actuate="onLoad">
            <text:p/>
          </draw:image>
        </draw:frame>
        <draw:rect draw:style-name="gr2" draw:text-style-name="P1" draw:layer="layout" svg:width="1.905cm" svg:height="1.832cm" svg:x="3.415cm" svg:y="6.536cm">
          <text:p/>
        </draw:rect>
        <dr3d:scene draw:style-name="gr3" svg:width="13.507cm" svg:height="8.361cm" svg:x="10.988cm" svg:y="2.799cm" dr3d:transform="matrix (0.94556891318164 -0.0312417680940219 0.323918789746524 -0.00569503502836278 0.99363985990865 0.112460639233213 -0.325372090076144 -0.108184013269413 0.939377039464137 -11.0944568069096cm 6.53422500417591cm -7.05166654596594cm)" dr3d:vrp="(0 0 47046.9668571429)" dr3d:vpn="(0 0 44100.9668571429)" dr3d:projection="perspective" dr3d:distance="2.946cm" dr3d:focal-length="10.008cm" dr3d:shadow-slant="25" dr3d:shade-mode="gouraud" dr3d:ambient-color="#ffffff" dr3d:lighting-mode="false">
          <dr3d:light dr3d:diffuse-color="#cccccc" dr3d:direction="(-0.826162994122434 0.42679587795228 -0.367831463724351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5445 -10525 15422 8623" svg:d="m5445-10525v8623h15422v-8623z"/>
        </dr3d:scene>
        <draw:custom-shape draw:style-name="gr5" draw:text-style-name="P1" draw:layer="layout" svg:width="6.35cm" svg:height="5.08cm" svg:x="6.715cm" svg:y="2.905cm">
          <text:p/>
          <draw:enhanced-geometry svg:viewBox="0 0 21600 21600" draw:text-areas="0 0 21600 21600" draw:type="circular-arrow" draw:modifiers="-140.192505061579 -90.565510756468 6374.882444331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6.35cm" svg:height="5.08cm" svg:x="19.875cm" svg:y="4.568cm">
          <text:p/>
          <draw:enhanced-geometry svg:viewBox="0 0 21600 21600" draw:mirror-vertical="true" draw:text-areas="0 0 21600 21600" draw:type="circular-arrow" draw:modifiers="178.44962923176 -77.4485590553514 5485.39417267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8.676cm" svg:height="5.593cm" svg:x="1cm" svg:y="3.662cm">
          <draw:image xlink:href="Pictures/10000201000004E5000002C342D8A753.tif" xlink:type="simple" xlink:show="embed" xlink:actuate="onLoad">
            <text:p/>
          </draw:image>
        </draw:frame>
        <draw:custom-shape draw:style-name="gr6" draw:text-style-name="P1" draw:layer="layout" svg:width="7.62cm" svg:height="1.27cm" svg:x="12.43cm" svg:y="2.27cm">
          <text:p text:style-name="P1">Navigate to your c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81cm" svg:height="1.27cm" svg:x="27.035cm" svg:y="7.985cm">
          <text:p text:style-name="P1">Rehe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715cm" svg:height="2.54cm" svg:x="1cm" svg:y="1.635cm">
          <text:p text:style-name="P1">Use keyboard as</text:p>
          <text:p text:style-name="P1">remote 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24700000146CC3667B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2T01:25:25.28</meta:creation-date>
    <dc:date>2011-09-18T22:27:40.58</dc:date>
    <meta:editing-duration>PT3H52M31S</meta:editing-duration>
    <meta:editing-cycles>9</meta:editing-cycles>
    <meta:generator>LibreOffice/3.3$Win32 LibreOffice_project/330m19$Build-6</meta:generator>
    <meta:document-statistic meta:object-count="10"/>
  </office:meta>
</office:document-meta>
</file>